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DIMM" table:style-name="ta1">
        <table:shapes>
          <draw:frame draw:z-index="0" draw:style-name="gr1" draw:text-style-name="P1" svg:width="6.2988in" svg:height="3.5429in" svg:x="5.1319in" svg:y="1.524in">
            <draw:object draw:notify-on-update-of-ranges="NVDIMM.A5:NVDIMM.A36 NVDIMM.B4:NVDIMM.B4 NVDIMM.B5:NVDIMM.B36 NVDIMM.C4:NVDIMM.C4 NVDIMM.C5:NVDIMM.C36 NVDIMM.D4:NVDIMM.D4 NVDIMM.D5:NVDIMM.D36 NVDIMM.E4:NVDIMM.E4 NVDIMM.E5:NVDIMM.E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VM test cpu 0-3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3" calcext:value-type="float">
            <text:p>4513.0</text:p>
          </table:table-cell>
          <table:table-cell office:value-type="float" office:value="6107.7" calcext:value-type="float">
            <text:p>6107.7</text:p>
          </table:table-cell>
          <table:table-cell office:value-type="float" office:value="6140.8" calcext:value-type="float">
            <text:p>6140.8</text:p>
          </table:table-cell>
          <table:table-cell office:value-type="float" office:value="5761" calcext:value-type="float">
            <text:p>5761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07.4" calcext:value-type="float">
            <text:p>8807.4</text:p>
          </table:table-cell>
          <table:table-cell office:value-type="float" office:value="11922" calcext:value-type="float">
            <text:p>11922.0</text:p>
          </table:table-cell>
          <table:table-cell office:value-type="float" office:value="11942.4" calcext:value-type="float">
            <text:p>11942.4</text:p>
          </table:table-cell>
          <table:table-cell office:value-type="float" office:value="11119" calcext:value-type="float">
            <text:p>11119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50.4" calcext:value-type="float">
            <text:p>12750.4</text:p>
          </table:table-cell>
          <table:table-cell office:value-type="float" office:value="17239.7" calcext:value-type="float">
            <text:p>17239.7</text:p>
          </table:table-cell>
          <table:table-cell office:value-type="float" office:value="17361.1" calcext:value-type="float">
            <text:p>17361.1</text:p>
          </table:table-cell>
          <table:table-cell office:value-type="float" office:value="16230.7" calcext:value-type="float">
            <text:p>1623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02.5" calcext:value-type="float">
            <text:p>16802.5</text:p>
          </table:table-cell>
          <table:table-cell office:value-type="float" office:value="22744.1" calcext:value-type="float">
            <text:p>22744.1</text:p>
          </table:table-cell>
          <table:table-cell office:value-type="float" office:value="22904.7" calcext:value-type="float">
            <text:p>22904.7</text:p>
          </table:table-cell>
          <table:table-cell office:value-type="float" office:value="21421.7" calcext:value-type="float">
            <text:p>2142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724.1" calcext:value-type="float">
            <text:p>20724.1</text:p>
          </table:table-cell>
          <table:table-cell office:value-type="float" office:value="27896.9" calcext:value-type="float">
            <text:p>27896.9</text:p>
          </table:table-cell>
          <table:table-cell office:value-type="float" office:value="28295.2" calcext:value-type="float">
            <text:p>28295.2</text:p>
          </table:table-cell>
          <table:table-cell office:value-type="float" office:value="26464.1" calcext:value-type="float">
            <text:p>26464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69.4" calcext:value-type="float">
            <text:p>24869.4</text:p>
          </table:table-cell>
          <table:table-cell office:value-type="float" office:value="33278.6" calcext:value-type="float">
            <text:p>33278.6</text:p>
          </table:table-cell>
          <table:table-cell office:value-type="float" office:value="33967.5" calcext:value-type="float">
            <text:p>33967.5</text:p>
          </table:table-cell>
          <table:table-cell office:value-type="float" office:value="31786.8" calcext:value-type="float">
            <text:p>3178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48.6" calcext:value-type="float">
            <text:p>28848.6</text:p>
          </table:table-cell>
          <table:table-cell office:value-type="float" office:value="38386.7" calcext:value-type="float">
            <text:p>38386.7</text:p>
          </table:table-cell>
          <table:table-cell office:value-type="float" office:value="39292.1" calcext:value-type="float">
            <text:p>39292.1</text:p>
          </table:table-cell>
          <table:table-cell office:value-type="float" office:value="36711.9" calcext:value-type="float">
            <text:p>3671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21.3" calcext:value-type="float">
            <text:p>32121.3</text:p>
          </table:table-cell>
          <table:table-cell office:value-type="float" office:value="42652.9" calcext:value-type="float">
            <text:p>42652.9</text:p>
          </table:table-cell>
          <table:table-cell office:value-type="float" office:value="43591.1" calcext:value-type="float">
            <text:p>43591.1</text:p>
          </table:table-cell>
          <table:table-cell office:value-type="float" office:value="40922.9" calcext:value-type="float">
            <text:p>40922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039" calcext:value-type="float">
            <text:p>34039.0</text:p>
          </table:table-cell>
          <table:table-cell office:value-type="float" office:value="45646.4" calcext:value-type="float">
            <text:p>45646.4</text:p>
          </table:table-cell>
          <table:table-cell office:value-type="float" office:value="46258.8" calcext:value-type="float">
            <text:p>46258.8</text:p>
          </table:table-cell>
          <table:table-cell office:value-type="float" office:value="43207.4" calcext:value-type="float">
            <text:p>4320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820.6" calcext:value-type="float">
            <text:p>37820.6</text:p>
          </table:table-cell>
          <table:table-cell office:value-type="float" office:value="50150.5" calcext:value-type="float">
            <text:p>50150.5</text:p>
          </table:table-cell>
          <table:table-cell office:value-type="float" office:value="51216.4" calcext:value-type="float">
            <text:p>51216.4</text:p>
          </table:table-cell>
          <table:table-cell office:value-type="float" office:value="47955" calcext:value-type="float">
            <text:p>47955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389.7" calcext:value-type="float">
            <text:p>41389.7</text:p>
          </table:table-cell>
          <table:table-cell office:value-type="float" office:value="53981.2" calcext:value-type="float">
            <text:p>53981.2</text:p>
          </table:table-cell>
          <table:table-cell office:value-type="float" office:value="55727.2" calcext:value-type="float">
            <text:p>55727.2</text:p>
          </table:table-cell>
          <table:table-cell office:value-type="float" office:value="52509.5" calcext:value-type="float">
            <text:p>52509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661.1" calcext:value-type="float">
            <text:p>43661.1</text:p>
          </table:table-cell>
          <table:table-cell office:value-type="float" office:value="55965.6" calcext:value-type="float">
            <text:p>55965.6</text:p>
          </table:table-cell>
          <table:table-cell office:value-type="float" office:value="57368.5" calcext:value-type="float">
            <text:p>57368.5</text:p>
          </table:table-cell>
          <table:table-cell office:value-type="float" office:value="53461.8" calcext:value-type="float">
            <text:p>5346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354.5" calcext:value-type="float">
            <text:p>44354.5</text:p>
          </table:table-cell>
          <table:table-cell office:value-type="float" office:value="57141.2" calcext:value-type="float">
            <text:p>57141.2</text:p>
          </table:table-cell>
          <table:table-cell office:value-type="float" office:value="59704.3" calcext:value-type="float">
            <text:p>59704.3</text:p>
          </table:table-cell>
          <table:table-cell office:value-type="float" office:value="56169.3" calcext:value-type="float">
            <text:p>56169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18.9" calcext:value-type="float">
            <text:p>47618.9</text:p>
          </table:table-cell>
          <table:table-cell office:value-type="float" office:value="60069.3" calcext:value-type="float">
            <text:p>60069.3</text:p>
          </table:table-cell>
          <table:table-cell office:value-type="float" office:value="63309.5" calcext:value-type="float">
            <text:p>63309.5</text:p>
          </table:table-cell>
          <table:table-cell office:value-type="float" office:value="59746.1" calcext:value-type="float">
            <text:p>59746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27.4" calcext:value-type="float">
            <text:p>50727.4</text:p>
          </table:table-cell>
          <table:table-cell office:value-type="float" office:value="62703.3" calcext:value-type="float">
            <text:p>62703.3</text:p>
          </table:table-cell>
          <table:table-cell office:value-type="float" office:value="64786.1" calcext:value-type="float">
            <text:p>64786.1</text:p>
          </table:table-cell>
          <table:table-cell office:value-type="float" office:value="60481" calcext:value-type="float">
            <text:p>60481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510.1" calcext:value-type="float">
            <text:p>51510.1</text:p>
          </table:table-cell>
          <table:table-cell office:value-type="float" office:value="61991.5" calcext:value-type="float">
            <text:p>61991.5</text:p>
          </table:table-cell>
          <table:table-cell office:value-type="float" office:value="64085.3" calcext:value-type="float">
            <text:p>64085.3</text:p>
          </table:table-cell>
          <table:table-cell office:value-type="float" office:value="60435.2" calcext:value-type="float">
            <text:p>60435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404.8" calcext:value-type="float">
            <text:p>41404.8</text:p>
          </table:table-cell>
          <table:table-cell office:value-type="float" office:value="50774.3" calcext:value-type="float">
            <text:p>50774.3</text:p>
          </table:table-cell>
          <table:table-cell office:value-type="float" office:value="54034.6" calcext:value-type="float">
            <text:p>54034.6</text:p>
          </table:table-cell>
          <table:table-cell office:value-type="float" office:value="51879.5" calcext:value-type="float">
            <text:p>5187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31.8" calcext:value-type="float">
            <text:p>42131.8</text:p>
          </table:table-cell>
          <table:table-cell office:value-type="float" office:value="50366.5" calcext:value-type="float">
            <text:p>50366.5</text:p>
          </table:table-cell>
          <table:table-cell office:value-type="float" office:value="54703.3" calcext:value-type="float">
            <text:p>54703.3</text:p>
          </table:table-cell>
          <table:table-cell office:value-type="float" office:value="50243" calcext:value-type="float">
            <text:p>50243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424.6" calcext:value-type="float">
            <text:p>42424.6</text:p>
          </table:table-cell>
          <table:table-cell office:value-type="float" office:value="52323.3" calcext:value-type="float">
            <text:p>52323.3</text:p>
          </table:table-cell>
          <table:table-cell office:value-type="float" office:value="55265.2" calcext:value-type="float">
            <text:p>55265.2</text:p>
          </table:table-cell>
          <table:table-cell office:value-type="float" office:value="53159.7" calcext:value-type="float">
            <text:p>53159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363.1" calcext:value-type="float">
            <text:p>45363.1</text:p>
          </table:table-cell>
          <table:table-cell office:value-type="float" office:value="55501.8" calcext:value-type="float">
            <text:p>55501.8</text:p>
          </table:table-cell>
          <table:table-cell office:value-type="float" office:value="58248.2" calcext:value-type="float">
            <text:p>58248.2</text:p>
          </table:table-cell>
          <table:table-cell office:value-type="float" office:value="54376.1" calcext:value-type="float">
            <text:p>54376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484.6" calcext:value-type="float">
            <text:p>46484.6</text:p>
          </table:table-cell>
          <table:table-cell office:value-type="float" office:value="54440.5" calcext:value-type="float">
            <text:p>54440.5</text:p>
          </table:table-cell>
          <table:table-cell office:value-type="float" office:value="59439.9" calcext:value-type="float">
            <text:p>59439.9</text:p>
          </table:table-cell>
          <table:table-cell office:value-type="float" office:value="56557.2" calcext:value-type="float">
            <text:p>5655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160.9" calcext:value-type="float">
            <text:p>48160.9</text:p>
          </table:table-cell>
          <table:table-cell office:value-type="float" office:value="53605.2" calcext:value-type="float">
            <text:p>53605.2</text:p>
          </table:table-cell>
          <table:table-cell office:value-type="float" office:value="62282.8" calcext:value-type="float">
            <text:p>62282.8</text:p>
          </table:table-cell>
          <table:table-cell office:value-type="float" office:value="58620.9" calcext:value-type="float">
            <text:p>58620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747.6" calcext:value-type="float">
            <text:p>48747.6</text:p>
          </table:table-cell>
          <table:table-cell office:value-type="float" office:value="57267.9" calcext:value-type="float">
            <text:p>57267.9</text:p>
          </table:table-cell>
          <table:table-cell office:value-type="float" office:value="65437.6" calcext:value-type="float">
            <text:p>65437.6</text:p>
          </table:table-cell>
          <table:table-cell office:value-type="float" office:value="60602.9" calcext:value-type="float">
            <text:p>60602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362" calcext:value-type="float">
            <text:p>50362.0</text:p>
          </table:table-cell>
          <table:table-cell office:value-type="float" office:value="58323.6" calcext:value-type="float">
            <text:p>58323.6</text:p>
          </table:table-cell>
          <table:table-cell office:value-type="float" office:value="63545.6" calcext:value-type="float">
            <text:p>63545.6</text:p>
          </table:table-cell>
          <table:table-cell office:value-type="float" office:value="51712.9" calcext:value-type="float">
            <text:p>51712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375.2" calcext:value-type="float">
            <text:p>49375.2</text:p>
          </table:table-cell>
          <table:table-cell office:value-type="float" office:value="58691.9" calcext:value-type="float">
            <text:p>58691.9</text:p>
          </table:table-cell>
          <table:table-cell office:value-type="float" office:value="58616.8" calcext:value-type="float">
            <text:p>58616.8</text:p>
          </table:table-cell>
          <table:table-cell office:value-type="float" office:value="54961.3" calcext:value-type="float">
            <text:p>54961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428.6" calcext:value-type="float">
            <text:p>50428.6</text:p>
          </table:table-cell>
          <table:table-cell office:value-type="float" office:value="59466.3" calcext:value-type="float">
            <text:p>59466.3</text:p>
          </table:table-cell>
          <table:table-cell office:value-type="float" office:value="59344.3" calcext:value-type="float">
            <text:p>59344.3</text:p>
          </table:table-cell>
          <table:table-cell office:value-type="float" office:value="54648.6" calcext:value-type="float">
            <text:p>54648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334.7" calcext:value-type="float">
            <text:p>51334.7</text:p>
          </table:table-cell>
          <table:table-cell office:value-type="float" office:value="59012.4" calcext:value-type="float">
            <text:p>59012.4</text:p>
          </table:table-cell>
          <table:table-cell office:value-type="float" office:value="61982.1" calcext:value-type="float">
            <text:p>61982.1</text:p>
          </table:table-cell>
          <table:table-cell office:value-type="float" office:value="57054.4" calcext:value-type="float">
            <text:p>57054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979.2" calcext:value-type="float">
            <text:p>48979.2</text:p>
          </table:table-cell>
          <table:table-cell office:value-type="float" office:value="61035.8" calcext:value-type="float">
            <text:p>61035.8</text:p>
          </table:table-cell>
          <table:table-cell office:value-type="float" office:value="60805.7" calcext:value-type="float">
            <text:p>60805.7</text:p>
          </table:table-cell>
          <table:table-cell office:value-type="float" office:value="58076.1" calcext:value-type="float">
            <text:p>58076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442.2" calcext:value-type="float">
            <text:p>49442.2</text:p>
          </table:table-cell>
          <table:table-cell office:value-type="float" office:value="61321.4" calcext:value-type="float">
            <text:p>61321.4</text:p>
          </table:table-cell>
          <table:table-cell office:value-type="float" office:value="61728.2" calcext:value-type="float">
            <text:p>61728.2</text:p>
          </table:table-cell>
          <table:table-cell office:value-type="float" office:value="59259.4" calcext:value-type="float">
            <text:p>5925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703.3" calcext:value-type="float">
            <text:p>50703.3</text:p>
          </table:table-cell>
          <table:table-cell office:value-type="float" office:value="62106.8" calcext:value-type="float">
            <text:p>62106.8</text:p>
          </table:table-cell>
          <table:table-cell office:value-type="float" office:value="62868.6" calcext:value-type="float">
            <text:p>62868.6</text:p>
          </table:table-cell>
          <table:table-cell office:value-type="float" office:value="59810" calcext:value-type="float">
            <text:p>59810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296" calcext:value-type="float">
            <text:p>52296.0</text:p>
          </table:table-cell>
          <table:table-cell office:value-type="float" office:value="63819" calcext:value-type="float">
            <text:p>63819.0</text:p>
          </table:table-cell>
          <table:table-cell office:value-type="float" office:value="65643.7" calcext:value-type="float">
            <text:p>65643.7</text:p>
          </table:table-cell>
          <table:table-cell office:value-type="float" office:value="60756.6" calcext:value-type="float">
            <text:p>60756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113.9" calcext:value-type="float">
            <text:p>53113.9</text:p>
          </table:table-cell>
          <table:table-cell office:value-type="float" office:value="63228.5" calcext:value-type="float">
            <text:p>63228.5</text:p>
          </table:table-cell>
          <table:table-cell office:value-type="float" office:value="64863.3" calcext:value-type="float">
            <text:p>64863.3</text:p>
          </table:table-cell>
          <table:table-cell office:value-type="float" office:value="61398" calcext:value-type="float">
            <text:p>61398.0</text:p>
          </table:table-cell>
        </table:table-row>
      </table:table>
      <table:table table:name="DRAM" table:style-name="ta1">
        <table:shapes>
          <draw:frame draw:z-index="0" draw:style-name="gr1" draw:text-style-name="P1" svg:width="6.2988in" svg:height="3.5429in" svg:x="4.8945in" svg:y="1.3886in">
            <draw:object draw:notify-on-update-of-ranges="DRAM.A5:DRAM.A36 DRAM.B4:DRAM.B4 DRAM.B5:DRAM.B36 DRAM.C4:DRAM.C4 DRAM.C5:DRAM.C36 DRAM.D4:DRAM.D4 DRAM.D5:DRAM.D36 DRAM.E4:DRAM.E4 DRAM.E5:DRAM.E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DRAM test cpu 0-3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table:style-name="Default" office:value-type="string" calcext:value-type="string">
            <text:p>Copy</text:p>
          </table:table-cell>
          <table:table-cell table:style-name="Default" office:value-type="string" calcext:value-type="string">
            <text:p>Scale</text:p>
          </table:table-cell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office:value-type="float" office:value="12656.2" calcext:value-type="float">
            <text:p>12656.2</text:p>
          </table:table-cell>
          <table:table-cell office:value-type="float" office:value="13358.3" calcext:value-type="float">
            <text:p>13358.3</text:p>
          </table:table-cell>
          <table:table-cell office:value-type="float" office:value="13306.5" calcext:value-type="float">
            <text:p>1330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office:value-type="float" office:value="24571.9" calcext:value-type="float">
            <text:p>24571.9</text:p>
          </table:table-cell>
          <table:table-cell office:value-type="float" office:value="25815.9" calcext:value-type="float">
            <text:p>25815.9</text:p>
          </table:table-cell>
          <table:table-cell office:value-type="float" office:value="25742.2" calcext:value-type="float">
            <text:p>25742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office:value-type="float" office:value="35693.5" calcext:value-type="float">
            <text:p>35693.5</text:p>
          </table:table-cell>
          <table:table-cell office:value-type="float" office:value="37719.3" calcext:value-type="float">
            <text:p>37719.3</text:p>
          </table:table-cell>
          <table:table-cell office:value-type="float" office:value="37484.1" calcext:value-type="float">
            <text:p>3748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office:value-type="float" office:value="46197.2" calcext:value-type="float">
            <text:p>46197.2</text:p>
          </table:table-cell>
          <table:table-cell office:value-type="float" office:value="48772.6" calcext:value-type="float">
            <text:p>48772.6</text:p>
          </table:table-cell>
          <table:table-cell office:value-type="float" office:value="48609.7" calcext:value-type="float">
            <text:p>48609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office:value-type="float" office:value="52832.9" calcext:value-type="float">
            <text:p>52832.9</text:p>
          </table:table-cell>
          <table:table-cell office:value-type="float" office:value="57922" calcext:value-type="float">
            <text:p>57922.0</text:p>
          </table:table-cell>
          <table:table-cell office:value-type="float" office:value="58043.9" calcext:value-type="float">
            <text:p>58043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office:value-type="float" office:value="56067.5" calcext:value-type="float">
            <text:p>56067.5</text:p>
          </table:table-cell>
          <table:table-cell office:value-type="float" office:value="62379.7" calcext:value-type="float">
            <text:p>62379.7</text:p>
          </table:table-cell>
          <table:table-cell office:value-type="float" office:value="62511.4" calcext:value-type="float">
            <text:p>62511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.0</text:p>
          </table:table-cell>
          <table:table-cell office:value-type="float" office:value="57012.5" calcext:value-type="float">
            <text:p>57012.5</text:p>
          </table:table-cell>
          <table:table-cell office:value-type="float" office:value="64620.5" calcext:value-type="float">
            <text:p>64620.5</text:p>
          </table:table-cell>
          <table:table-cell office:value-type="float" office:value="64575.4" calcext:value-type="float">
            <text:p>6457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office:value-type="float" office:value="60213.8" calcext:value-type="float">
            <text:p>60213.8</text:p>
          </table:table-cell>
          <table:table-cell office:value-type="float" office:value="68081.1" calcext:value-type="float">
            <text:p>68081.1</text:p>
          </table:table-cell>
          <table:table-cell office:value-type="float" office:value="68125.3" calcext:value-type="float">
            <text:p>68125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office:value-type="float" office:value="62463.5" calcext:value-type="float">
            <text:p>62463.5</text:p>
          </table:table-cell>
          <table:table-cell office:value-type="float" office:value="70819.3" calcext:value-type="float">
            <text:p>70819.3</text:p>
          </table:table-cell>
          <table:table-cell office:value-type="float" office:value="70865.7" calcext:value-type="float">
            <text:p>70865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office:value-type="float" office:value="64138.6" calcext:value-type="float">
            <text:p>64138.6</text:p>
          </table:table-cell>
          <table:table-cell office:value-type="float" office:value="72703.1" calcext:value-type="float">
            <text:p>72703.1</text:p>
          </table:table-cell>
          <table:table-cell office:value-type="float" office:value="72683.2" calcext:value-type="float">
            <text:p>7268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office:value-type="float" office:value="64963.8" calcext:value-type="float">
            <text:p>64963.8</text:p>
          </table:table-cell>
          <table:table-cell office:value-type="float" office:value="73606.3" calcext:value-type="float">
            <text:p>73606.3</text:p>
          </table:table-cell>
          <table:table-cell office:value-type="float" office:value="73707.7" calcext:value-type="float">
            <text:p>73707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office:value-type="float" office:value="65589.8" calcext:value-type="float">
            <text:p>65589.8</text:p>
          </table:table-cell>
          <table:table-cell office:value-type="float" office:value="74092.9" calcext:value-type="float">
            <text:p>74092.9</text:p>
          </table:table-cell>
          <table:table-cell office:value-type="float" office:value="74138.1" calcext:value-type="float">
            <text:p>74138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office:value-type="float" office:value="66329.5" calcext:value-type="float">
            <text:p>66329.5</text:p>
          </table:table-cell>
          <table:table-cell office:value-type="float" office:value="74673.3" calcext:value-type="float">
            <text:p>74673.3</text:p>
          </table:table-cell>
          <table:table-cell office:value-type="float" office:value="74747.6" calcext:value-type="float">
            <text:p>74747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.0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675.5" calcext:value-type="float">
            <text:p>74675.5</text:p>
          </table:table-cell>
          <table:table-cell office:value-type="float" office:value="74750.3" calcext:value-type="float">
            <text:p>7475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74525.1" calcext:value-type="float">
            <text:p>74525.1</text:p>
          </table:table-cell>
          <table:table-cell office:value-type="float" office:value="74659.4" calcext:value-type="float">
            <text:p>7465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74407.2" calcext:value-type="float">
            <text:p>74407.2</text:p>
          </table:table-cell>
          <table:table-cell office:value-type="float" office:value="74529.5" calcext:value-type="float">
            <text:p>7452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848.6" calcext:value-type="float">
            <text:p>59848.6</text:p>
          </table:table-cell>
          <table:table-cell office:value-type="float" office:value="59486.3" calcext:value-type="float">
            <text:p>59486.3</text:p>
          </table:table-cell>
          <table:table-cell office:value-type="float" office:value="67861.7" calcext:value-type="float">
            <text:p>67861.7</text:p>
          </table:table-cell>
          <table:table-cell office:value-type="float" office:value="67281.6" calcext:value-type="float">
            <text:p>67281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108.6" calcext:value-type="float">
            <text:p>61108.6</text:p>
          </table:table-cell>
          <table:table-cell office:value-type="float" office:value="62290.7" calcext:value-type="float">
            <text:p>62290.7</text:p>
          </table:table-cell>
          <table:table-cell office:value-type="float" office:value="70381.1" calcext:value-type="float">
            <text:p>70381.1</text:p>
          </table:table-cell>
          <table:table-cell office:value-type="float" office:value="69997.4" calcext:value-type="float">
            <text:p>69997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925" calcext:value-type="float">
            <text:p>62925.0</text:p>
          </table:table-cell>
          <table:table-cell office:value-type="float" office:value="62693.4" calcext:value-type="float">
            <text:p>62693.4</text:p>
          </table:table-cell>
          <table:table-cell office:value-type="float" office:value="72056.8" calcext:value-type="float">
            <text:p>72056.8</text:p>
          </table:table-cell>
          <table:table-cell office:value-type="float" office:value="72332.7" calcext:value-type="float">
            <text:p>72332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102.5" calcext:value-type="float">
            <text:p>64102.5</text:p>
          </table:table-cell>
          <table:table-cell office:value-type="float" office:value="63997.9" calcext:value-type="float">
            <text:p>63997.9</text:p>
          </table:table-cell>
          <table:table-cell office:value-type="float" office:value="72396.2" calcext:value-type="float">
            <text:p>72396.2</text:p>
          </table:table-cell>
          <table:table-cell office:value-type="float" office:value="72692.1" calcext:value-type="float">
            <text:p>72692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149" calcext:value-type="float">
            <text:p>64149.0</text:p>
          </table:table-cell>
          <table:table-cell office:value-type="float" office:value="64279.9" calcext:value-type="float">
            <text:p>64279.9</text:p>
          </table:table-cell>
          <table:table-cell office:value-type="float" office:value="73590.2" calcext:value-type="float">
            <text:p>73590.2</text:p>
          </table:table-cell>
          <table:table-cell office:value-type="float" office:value="73743.8" calcext:value-type="float">
            <text:p>73743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417.5" calcext:value-type="float">
            <text:p>64417.5</text:p>
          </table:table-cell>
          <table:table-cell office:value-type="float" office:value="63036.7" calcext:value-type="float">
            <text:p>63036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73615" calcext:value-type="float">
            <text:p>73615.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560" calcext:value-type="float">
            <text:p>64560.0</text:p>
          </table:table-cell>
          <table:table-cell office:value-type="float" office:value="64953.7" calcext:value-type="float">
            <text:p>64953.7</text:p>
          </table:table-cell>
          <table:table-cell office:value-type="float" office:value="73896" calcext:value-type="float">
            <text:p>73896.0</text:p>
          </table:table-cell>
          <table:table-cell office:value-type="float" office:value="74299" calcext:value-type="float">
            <text:p>74299.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866.4" calcext:value-type="float">
            <text:p>64866.4</text:p>
          </table:table-cell>
          <table:table-cell office:value-type="float" office:value="64819.4" calcext:value-type="float">
            <text:p>64819.4</text:p>
          </table:table-cell>
          <table:table-cell office:value-type="float" office:value="73798.4" calcext:value-type="float">
            <text:p>73798.4</text:p>
          </table:table-cell>
          <table:table-cell office:value-type="float" office:value="73939.4" calcext:value-type="float">
            <text:p>73939.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340.7" calcext:value-type="float">
            <text:p>65340.7</text:p>
          </table:table-cell>
          <table:table-cell office:value-type="float" office:value="65146.6" calcext:value-type="float">
            <text:p>65146.6</text:p>
          </table:table-cell>
          <table:table-cell office:value-type="float" office:value="74206.5" calcext:value-type="float">
            <text:p>74206.5</text:p>
          </table:table-cell>
          <table:table-cell office:value-type="float" office:value="74140.9" calcext:value-type="float">
            <text:p>74140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5541.1" calcext:value-type="float">
            <text:p>65541.1</text:p>
          </table:table-cell>
          <table:table-cell office:value-type="float" office:value="65849.2" calcext:value-type="float">
            <text:p>65849.2</text:p>
          </table:table-cell>
          <table:table-cell office:value-type="float" office:value="73975.8" calcext:value-type="float">
            <text:p>73975.8</text:p>
          </table:table-cell>
          <table:table-cell office:value-type="float" office:value="73562.8" calcext:value-type="float">
            <text:p>73562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835.6" calcext:value-type="float">
            <text:p>65835.6</text:p>
          </table:table-cell>
          <table:table-cell office:value-type="float" office:value="65857.6" calcext:value-type="float">
            <text:p>65857.6</text:p>
          </table:table-cell>
          <table:table-cell office:value-type="float" office:value="73619.8" calcext:value-type="float">
            <text:p>73619.8</text:p>
          </table:table-cell>
          <table:table-cell office:value-type="float" office:value="74255.2" calcext:value-type="float">
            <text:p>74255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061.1" calcext:value-type="float">
            <text:p>66061.1</text:p>
          </table:table-cell>
          <table:table-cell office:value-type="float" office:value="66511.6" calcext:value-type="float">
            <text:p>66511.6</text:p>
          </table:table-cell>
          <table:table-cell office:value-type="float" office:value="74000.8" calcext:value-type="float">
            <text:p>74000.8</text:p>
          </table:table-cell>
          <table:table-cell office:value-type="float" office:value="73948.6" calcext:value-type="float">
            <text:p>73948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6453.6" calcext:value-type="float">
            <text:p>66453.6</text:p>
          </table:table-cell>
          <table:table-cell office:value-type="float" office:value="66129.5" calcext:value-type="float">
            <text:p>66129.5</text:p>
          </table:table-cell>
          <table:table-cell office:value-type="float" office:value="74356.1" calcext:value-type="float">
            <text:p>74356.1</text:p>
          </table:table-cell>
          <table:table-cell office:value-type="float" office:value="74478.8" calcext:value-type="float">
            <text:p>74478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00" calcext:value-type="float">
            <text:p>66600.0</text:p>
          </table:table-cell>
          <table:table-cell office:value-type="float" office:value="66442.4" calcext:value-type="float">
            <text:p>66442.4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74255.2" calcext:value-type="float">
            <text:p>74255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597.4" calcext:value-type="float">
            <text:p>66597.4</text:p>
          </table:table-cell>
          <table:table-cell office:value-type="float" office:value="65971.5" calcext:value-type="float">
            <text:p>65971.5</text:p>
          </table:table-cell>
          <table:table-cell office:value-type="float" office:value="73801.2" calcext:value-type="float">
            <text:p>73801.2</text:p>
          </table:table-cell>
          <table:table-cell office:value-type="float" office:value="74573.7" calcext:value-type="float">
            <text:p>74573.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340.6" calcext:value-type="float">
            <text:p>66340.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74705.4" calcext:value-type="float">
            <text:p>74705.4</text:p>
          </table:table-cell>
          <table:table-cell office:value-type="float" office:value="72756.2" calcext:value-type="float">
            <text:p>7275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14:43:28.039952876</meta:creation-date>
    <dc:date>2021-03-04T15:44:09.331031218</dc:date>
    <meta:editing-duration>PT40M57S</meta:editing-duration>
    <meta:editing-cycles>4</meta:editing-cycles>
    <meta:generator>LibreOffice/7.0.4.2$Linux_X86_64 LibreOffice_project/00$Build-2</meta:generator>
    <meta:document-statistic meta:table-count="2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DRAM Stream</text:p>
        </chart:title>
        <chart:legend chart:legend-position="top" svg:x="4.21cm" svg:y="1.28cm" style:legend-expansion="wide" chart:style-name="ch3"/>
        <chart:plot-area chart:style-name="ch4" table:cell-range-address="DRAM.A4:DRAM.E36" chart:data-source-has-labels="both" svg:x="1.331cm" svg:y="2.058cm" svg:width="14.349cm" svg:height="5.781cm">
          <chart:coordinate-region svg:x="2.799cm" svg:y="2.257cm" svg:width="12.694cm" svg:height="4.935cm"/>
          <chart:axis chart:dimension="x" chart:name="primary-x" chart:style-name="ch5" chartooo:axis-type="auto">
            <chartooo:date-scale/>
            <chart:title svg:x="7.852cm" svg:y="8.019cm" chart:style-name="ch6">
              <text:p>Threads</text:p>
            </chart:title>
            <chart:categories table:cell-range-address="DRAM.A5:DRAM.A36"/>
          </chart:axis>
          <chart:axis chart:dimension="y" chart:name="primary-y" chart:style-name="ch7">
            <chart:title svg:x="0.451cm" svg:y="5.362cm" chart:style-name="ch8">
              <text:p>MB/s</text:p>
            </chart:title>
            <chart:grid chart:style-name="ch9" chart:class="major"/>
          </chart:axis>
          <chart:series chart:style-name="ch10" chart:values-cell-range-address="DRAM.B5:DRAM.B36" chart:label-cell-address="DRAM.B4:DRAM.B4" chart:class="chart:line">
            <chart:data-point chart:repeated="32"/>
          </chart:series>
          <chart:series chart:style-name="ch11" chart:values-cell-range-address="DRAM.C5:DRAM.C36" chart:label-cell-address="DRAM.C4:DRAM.C4" chart:class="chart:line">
            <chart:data-point chart:repeated="32"/>
          </chart:series>
          <chart:series chart:style-name="ch12" chart:values-cell-range-address="DRAM.D5:DRAM.D36" chart:label-cell-address="DRAM.D4:DRAM.D4" chart:class="chart:line">
            <chart:data-point chart:repeated="32"/>
          </chart:series>
          <chart:series chart:style-name="ch13" chart:values-cell-range-address="DRAM.E5:DRAM.E36" chart:label-cell-address="DRAM.E4:DRAM.E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DRAM.B4:DRAM.B4</svg:desc>
                </draw:g>
              </table:table-cell>
              <table:table-cell office:value-type="string">
                <text:p>Scale</text:p>
                <draw:g>
                  <svg:desc>DRAM.C4:DRAM.C4</svg:desc>
                </draw:g>
              </table:table-cell>
              <table:table-cell office:value-type="string">
                <text:p>Add</text:p>
                <draw:g>
                  <svg:desc>DRAM.D4:DRAM.D4</svg:desc>
                </draw:g>
              </table:table-cell>
              <table:table-cell office:value-type="string">
                <text:p>Triad</text:p>
                <draw:g>
                  <svg:desc>DRAM.E4:DRAM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RAM.A5:DRAM.A36</svg:desc>
                </draw:g>
              </table:table-cell>
              <table:table-cell office:value-type="float" office:value="12255.3">
                <text:p>12255.3</text:p>
                <draw:g>
                  <svg:desc>DRAM.B5:DRAM.B36</svg:desc>
                </draw:g>
              </table:table-cell>
              <table:table-cell office:value-type="float" office:value="12656.2">
                <text:p>12656.2</text:p>
                <draw:g>
                  <svg:desc>DRAM.C5:DRAM.C36</svg:desc>
                </draw:g>
              </table:table-cell>
              <table:table-cell office:value-type="float" office:value="13358.3">
                <text:p>13358.3</text:p>
                <draw:g>
                  <svg:desc>DRAM.D5:DRAM.D36</svg:desc>
                </draw:g>
              </table:table-cell>
              <table:table-cell office:value-type="float" office:value="13306.5">
                <text:p>13306.5</text:p>
                <draw:g>
                  <svg:desc>DRAM.E5:DRAM.E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792.2">
                <text:p>23792.2</text:p>
              </table:table-cell>
              <table:table-cell office:value-type="float" office:value="24571.9">
                <text:p>24571.9</text:p>
              </table:table-cell>
              <table:table-cell office:value-type="float" office:value="25815.9">
                <text:p>25815.9</text:p>
              </table:table-cell>
              <table:table-cell office:value-type="float" office:value="25742.2">
                <text:p>25742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4637.4">
                <text:p>34637.4</text:p>
              </table:table-cell>
              <table:table-cell office:value-type="float" office:value="35693.5">
                <text:p>35693.5</text:p>
              </table:table-cell>
              <table:table-cell office:value-type="float" office:value="37719.3">
                <text:p>37719.3</text:p>
              </table:table-cell>
              <table:table-cell office:value-type="float" office:value="37484.1">
                <text:p>37484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202.7">
                <text:p>45202.7</text:p>
              </table:table-cell>
              <table:table-cell office:value-type="float" office:value="46197.2">
                <text:p>46197.2</text:p>
              </table:table-cell>
              <table:table-cell office:value-type="float" office:value="48772.6">
                <text:p>48772.6</text:p>
              </table:table-cell>
              <table:table-cell office:value-type="float" office:value="48609.7">
                <text:p>48609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089.8">
                <text:p>52089.8</text:p>
              </table:table-cell>
              <table:table-cell office:value-type="float" office:value="52832.9">
                <text:p>52832.9</text:p>
              </table:table-cell>
              <table:table-cell office:value-type="float" office:value="57922">
                <text:p>57922</text:p>
              </table:table-cell>
              <table:table-cell office:value-type="float" office:value="58043.9">
                <text:p>58043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5372.6">
                <text:p>55372.6</text:p>
              </table:table-cell>
              <table:table-cell office:value-type="float" office:value="56067.5">
                <text:p>56067.5</text:p>
              </table:table-cell>
              <table:table-cell office:value-type="float" office:value="62379.7">
                <text:p>62379.7</text:p>
              </table:table-cell>
              <table:table-cell office:value-type="float" office:value="62511.4">
                <text:p>62511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6527">
                <text:p>56527</text:p>
              </table:table-cell>
              <table:table-cell office:value-type="float" office:value="57012.5">
                <text:p>57012.5</text:p>
              </table:table-cell>
              <table:table-cell office:value-type="float" office:value="64620.5">
                <text:p>64620.5</text:p>
              </table:table-cell>
              <table:table-cell office:value-type="float" office:value="64575.4">
                <text:p>64575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893.5">
                <text:p>59893.5</text:p>
              </table:table-cell>
              <table:table-cell office:value-type="float" office:value="60213.8">
                <text:p>60213.8</text:p>
              </table:table-cell>
              <table:table-cell office:value-type="float" office:value="68081.1">
                <text:p>68081.1</text:p>
              </table:table-cell>
              <table:table-cell office:value-type="float" office:value="68125.3">
                <text:p>68125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2237.5">
                <text:p>62237.5</text:p>
              </table:table-cell>
              <table:table-cell office:value-type="float" office:value="62463.5">
                <text:p>62463.5</text:p>
              </table:table-cell>
              <table:table-cell office:value-type="float" office:value="70819.3">
                <text:p>70819.3</text:p>
              </table:table-cell>
              <table:table-cell office:value-type="float" office:value="70865.7">
                <text:p>70865.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772.9">
                <text:p>63772.9</text:p>
              </table:table-cell>
              <table:table-cell office:value-type="float" office:value="64138.6">
                <text:p>64138.6</text:p>
              </table:table-cell>
              <table:table-cell office:value-type="float" office:value="72703.1">
                <text:p>72703.1</text:p>
              </table:table-cell>
              <table:table-cell office:value-type="float" office:value="72683.2">
                <text:p>72683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66.9">
                <text:p>64766.9</text:p>
              </table:table-cell>
              <table:table-cell office:value-type="float" office:value="64963.8">
                <text:p>64963.8</text:p>
              </table:table-cell>
              <table:table-cell office:value-type="float" office:value="73606.3">
                <text:p>73606.3</text:p>
              </table:table-cell>
              <table:table-cell office:value-type="float" office:value="73707.7">
                <text:p>73707.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396.8">
                <text:p>65396.8</text:p>
              </table:table-cell>
              <table:table-cell office:value-type="float" office:value="65589.8">
                <text:p>65589.8</text:p>
              </table:table-cell>
              <table:table-cell office:value-type="float" office:value="74092.9">
                <text:p>74092.9</text:p>
              </table:table-cell>
              <table:table-cell office:value-type="float" office:value="74138.1">
                <text:p>74138.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093.7">
                <text:p>66093.7</text:p>
              </table:table-cell>
              <table:table-cell office:value-type="float" office:value="66329.5">
                <text:p>66329.5</text:p>
              </table:table-cell>
              <table:table-cell office:value-type="float" office:value="74673.3">
                <text:p>74673.3</text:p>
              </table:table-cell>
              <table:table-cell office:value-type="float" office:value="74747.6">
                <text:p>74747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6283">
                <text:p>66283</text:p>
              </table:table-cell>
              <table:table-cell office:value-type="float" office:value="66434.6">
                <text:p>66434.6</text:p>
              </table:table-cell>
              <table:table-cell office:value-type="float" office:value="74675.5">
                <text:p>74675.5</text:p>
              </table:table-cell>
              <table:table-cell office:value-type="float" office:value="74750.3">
                <text:p>74750.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351.8">
                <text:p>66351.8</text:p>
              </table:table-cell>
              <table:table-cell office:value-type="float" office:value="66434.6">
                <text:p>66434.6</text:p>
              </table:table-cell>
              <table:table-cell office:value-type="float" office:value="74525.1">
                <text:p>74525.1</text:p>
              </table:table-cell>
              <table:table-cell office:value-type="float" office:value="74659.4">
                <text:p>74659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6332.1">
                <text:p>66332.1</text:p>
              </table:table-cell>
              <table:table-cell office:value-type="float" office:value="66337.4">
                <text:p>66337.4</text:p>
              </table:table-cell>
              <table:table-cell office:value-type="float" office:value="74407.2">
                <text:p>74407.2</text:p>
              </table:table-cell>
              <table:table-cell office:value-type="float" office:value="74529.5">
                <text:p>74529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9848.6">
                <text:p>59848.6</text:p>
              </table:table-cell>
              <table:table-cell office:value-type="float" office:value="59486.3">
                <text:p>59486.3</text:p>
              </table:table-cell>
              <table:table-cell office:value-type="float" office:value="67861.7">
                <text:p>67861.7</text:p>
              </table:table-cell>
              <table:table-cell office:value-type="float" office:value="67281.6">
                <text:p>67281.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108.6">
                <text:p>61108.6</text:p>
              </table:table-cell>
              <table:table-cell office:value-type="float" office:value="62290.7">
                <text:p>62290.7</text:p>
              </table:table-cell>
              <table:table-cell office:value-type="float" office:value="70381.1">
                <text:p>70381.1</text:p>
              </table:table-cell>
              <table:table-cell office:value-type="float" office:value="69997.4">
                <text:p>69997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2925">
                <text:p>62925</text:p>
              </table:table-cell>
              <table:table-cell office:value-type="float" office:value="62693.4">
                <text:p>62693.4</text:p>
              </table:table-cell>
              <table:table-cell office:value-type="float" office:value="72056.8">
                <text:p>72056.8</text:p>
              </table:table-cell>
              <table:table-cell office:value-type="float" office:value="72332.7">
                <text:p>7233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102.5">
                <text:p>64102.5</text:p>
              </table:table-cell>
              <table:table-cell office:value-type="float" office:value="63997.9">
                <text:p>63997.9</text:p>
              </table:table-cell>
              <table:table-cell office:value-type="float" office:value="72396.2">
                <text:p>72396.2</text:p>
              </table:table-cell>
              <table:table-cell office:value-type="float" office:value="72692.1">
                <text:p>72692.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4149">
                <text:p>64149</text:p>
              </table:table-cell>
              <table:table-cell office:value-type="float" office:value="64279.9">
                <text:p>64279.9</text:p>
              </table:table-cell>
              <table:table-cell office:value-type="float" office:value="73590.2">
                <text:p>73590.2</text:p>
              </table:table-cell>
              <table:table-cell office:value-type="float" office:value="73743.8">
                <text:p>73743.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4417.5">
                <text:p>64417.5</text:p>
              </table:table-cell>
              <table:table-cell office:value-type="float" office:value="63036.7">
                <text:p>63036.7</text:p>
              </table:table-cell>
              <table:table-cell office:value-type="float" office:value="74328.7">
                <text:p>74328.7</text:p>
              </table:table-cell>
              <table:table-cell office:value-type="float" office:value="73615">
                <text:p>736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4560">
                <text:p>64560</text:p>
              </table:table-cell>
              <table:table-cell office:value-type="float" office:value="64953.7">
                <text:p>64953.7</text:p>
              </table:table-cell>
              <table:table-cell office:value-type="float" office:value="73896">
                <text:p>73896</text:p>
              </table:table-cell>
              <table:table-cell office:value-type="float" office:value="74299">
                <text:p>742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4866.4">
                <text:p>64866.4</text:p>
              </table:table-cell>
              <table:table-cell office:value-type="float" office:value="64819.4">
                <text:p>64819.4</text:p>
              </table:table-cell>
              <table:table-cell office:value-type="float" office:value="73798.4">
                <text:p>73798.4</text:p>
              </table:table-cell>
              <table:table-cell office:value-type="float" office:value="73939.4">
                <text:p>73939.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5340.7">
                <text:p>65340.7</text:p>
              </table:table-cell>
              <table:table-cell office:value-type="float" office:value="65146.6">
                <text:p>65146.6</text:p>
              </table:table-cell>
              <table:table-cell office:value-type="float" office:value="74206.5">
                <text:p>74206.5</text:p>
              </table:table-cell>
              <table:table-cell office:value-type="float" office:value="74140.9">
                <text:p>74140.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5541.1">
                <text:p>65541.1</text:p>
              </table:table-cell>
              <table:table-cell office:value-type="float" office:value="65849.2">
                <text:p>65849.2</text:p>
              </table:table-cell>
              <table:table-cell office:value-type="float" office:value="73975.8">
                <text:p>73975.8</text:p>
              </table:table-cell>
              <table:table-cell office:value-type="float" office:value="73562.8">
                <text:p>73562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5835.6">
                <text:p>65835.6</text:p>
              </table:table-cell>
              <table:table-cell office:value-type="float" office:value="65857.6">
                <text:p>65857.6</text:p>
              </table:table-cell>
              <table:table-cell office:value-type="float" office:value="73619.8">
                <text:p>73619.8</text:p>
              </table:table-cell>
              <table:table-cell office:value-type="float" office:value="74255.2">
                <text:p>74255.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6061.1">
                <text:p>66061.1</text:p>
              </table:table-cell>
              <table:table-cell office:value-type="float" office:value="66511.6">
                <text:p>66511.6</text:p>
              </table:table-cell>
              <table:table-cell office:value-type="float" office:value="74000.8">
                <text:p>74000.8</text:p>
              </table:table-cell>
              <table:table-cell office:value-type="float" office:value="73948.6">
                <text:p>73948.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6453.6">
                <text:p>66453.6</text:p>
              </table:table-cell>
              <table:table-cell office:value-type="float" office:value="66129.5">
                <text:p>66129.5</text:p>
              </table:table-cell>
              <table:table-cell office:value-type="float" office:value="74356.1">
                <text:p>74356.1</text:p>
              </table:table-cell>
              <table:table-cell office:value-type="float" office:value="74478.8">
                <text:p>74478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600">
                <text:p>66600</text:p>
              </table:table-cell>
              <table:table-cell office:value-type="float" office:value="66442.4">
                <text:p>66442.4</text:p>
              </table:table-cell>
              <table:table-cell office:value-type="float" office:value="74624.6">
                <text:p>74624.6</text:p>
              </table:table-cell>
              <table:table-cell office:value-type="float" office:value="74255.2">
                <text:p>74255.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597.4">
                <text:p>66597.4</text:p>
              </table:table-cell>
              <table:table-cell office:value-type="float" office:value="65971.5">
                <text:p>65971.5</text:p>
              </table:table-cell>
              <table:table-cell office:value-type="float" office:value="73801.2">
                <text:p>73801.2</text:p>
              </table:table-cell>
              <table:table-cell office:value-type="float" office:value="74573.7">
                <text:p>74573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6340.6">
                <text:p>66340.6</text:p>
              </table:table-cell>
              <table:table-cell office:value-type="float" office:value="66417.5">
                <text:p>66417.5</text:p>
              </table:table-cell>
              <table:table-cell office:value-type="float" office:value="74705.4">
                <text:p>74705.4</text:p>
              </table:table-cell>
              <table:table-cell office:value-type="float" office:value="72756.2">
                <text:p>7275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NVDIMM Stream</text:p>
        </chart:title>
        <chart:legend chart:legend-position="top" svg:x="4.21cm" svg:y="1.28cm" style:legend-expansion="wide" chart:style-name="ch3"/>
        <chart:plot-area chart:style-name="ch4" table:cell-range-address="NVDIMM.A4:NVDIMM.E36" chart:data-source-has-labels="both" svg:x="1.331cm" svg:y="2.058cm" svg:width="14.349cm" svg:height="5.781cm">
          <chart:coordinate-region svg:x="2.799cm" svg:y="2.257cm" svg:width="12.694cm" svg:height="4.935cm"/>
          <chart:axis chart:dimension="x" chart:name="primary-x" chart:style-name="ch5" chartooo:axis-type="auto">
            <chartooo:date-scale/>
            <chart:title svg:x="7.852cm" svg:y="8.019cm" chart:style-name="ch6">
              <text:p>Threads</text:p>
            </chart:title>
            <chart:categories table:cell-range-address="NVDIMM.A5:NVDIMM.A36"/>
          </chart:axis>
          <chart:axis chart:dimension="y" chart:name="primary-y" chart:style-name="ch7">
            <chart:title svg:x="0.451cm" svg:y="5.362cm" chart:style-name="ch8">
              <text:p>MB/s</text:p>
            </chart:title>
            <chart:grid chart:style-name="ch9" chart:class="major"/>
          </chart:axis>
          <chart:series chart:style-name="ch10" chart:values-cell-range-address="NVDIMM.B5:NVDIMM.B36" chart:label-cell-address="NVDIMM.B4:NVDIMM.B4" chart:class="chart:line">
            <chart:data-point chart:repeated="32"/>
          </chart:series>
          <chart:series chart:style-name="ch11" chart:values-cell-range-address="NVDIMM.C5:NVDIMM.C36" chart:label-cell-address="NVDIMM.C4:NVDIMM.C4" chart:class="chart:line">
            <chart:data-point chart:repeated="32"/>
          </chart:series>
          <chart:series chart:style-name="ch12" chart:values-cell-range-address="NVDIMM.D5:NVDIMM.D36" chart:label-cell-address="NVDIMM.D4:NVDIMM.D4" chart:class="chart:line">
            <chart:data-point chart:repeated="32"/>
          </chart:series>
          <chart:series chart:style-name="ch13" chart:values-cell-range-address="NVDIMM.E5:NVDIMM.E36" chart:label-cell-address="NVDIMM.E4:NVDIMM.E4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NVDIMM.B4:NVDIMM.B4</svg:desc>
                </draw:g>
              </table:table-cell>
              <table:table-cell office:value-type="string">
                <text:p>Scale</text:p>
                <draw:g>
                  <svg:desc>NVDIMM.C4:NVDIMM.C4</svg:desc>
                </draw:g>
              </table:table-cell>
              <table:table-cell office:value-type="string">
                <text:p>Add</text:p>
                <draw:g>
                  <svg:desc>NVDIMM.D4:NVDIMM.D4</svg:desc>
                </draw:g>
              </table:table-cell>
              <table:table-cell office:value-type="string">
                <text:p>Triad</text:p>
                <draw:g>
                  <svg:desc>NVDIMM.E4:NVDIMM.E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NVDIMM.A5:NVDIMM.A36</svg:desc>
                </draw:g>
              </table:table-cell>
              <table:table-cell office:value-type="float" office:value="4513">
                <text:p>4513</text:p>
                <draw:g>
                  <svg:desc>NVDIMM.B5:NVDIMM.B36</svg:desc>
                </draw:g>
              </table:table-cell>
              <table:table-cell office:value-type="float" office:value="6107.7">
                <text:p>6107.7</text:p>
                <draw:g>
                  <svg:desc>NVDIMM.C5:NVDIMM.C36</svg:desc>
                </draw:g>
              </table:table-cell>
              <table:table-cell office:value-type="float" office:value="6140.8">
                <text:p>6140.8</text:p>
                <draw:g>
                  <svg:desc>NVDIMM.D5:NVDIMM.D36</svg:desc>
                </draw:g>
              </table:table-cell>
              <table:table-cell office:value-type="float" office:value="5761">
                <text:p>5761</text:p>
                <draw:g>
                  <svg:desc>NVDIMM.E5:NVDIMM.E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807.4">
                <text:p>8807.4</text:p>
              </table:table-cell>
              <table:table-cell office:value-type="float" office:value="11922">
                <text:p>11922</text:p>
              </table:table-cell>
              <table:table-cell office:value-type="float" office:value="11942.4">
                <text:p>11942.4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750.4">
                <text:p>12750.4</text:p>
              </table:table-cell>
              <table:table-cell office:value-type="float" office:value="17239.7">
                <text:p>17239.7</text:p>
              </table:table-cell>
              <table:table-cell office:value-type="float" office:value="17361.1">
                <text:p>17361.1</text:p>
              </table:table-cell>
              <table:table-cell office:value-type="float" office:value="16230.7">
                <text:p>1623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802.5">
                <text:p>16802.5</text:p>
              </table:table-cell>
              <table:table-cell office:value-type="float" office:value="22744.1">
                <text:p>22744.1</text:p>
              </table:table-cell>
              <table:table-cell office:value-type="float" office:value="22904.7">
                <text:p>22904.7</text:p>
              </table:table-cell>
              <table:table-cell office:value-type="float" office:value="21421.7">
                <text:p>21421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724.1">
                <text:p>20724.1</text:p>
              </table:table-cell>
              <table:table-cell office:value-type="float" office:value="27896.9">
                <text:p>27896.9</text:p>
              </table:table-cell>
              <table:table-cell office:value-type="float" office:value="28295.2">
                <text:p>28295.2</text:p>
              </table:table-cell>
              <table:table-cell office:value-type="float" office:value="26464.1">
                <text:p>26464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869.4">
                <text:p>24869.4</text:p>
              </table:table-cell>
              <table:table-cell office:value-type="float" office:value="33278.6">
                <text:p>33278.6</text:p>
              </table:table-cell>
              <table:table-cell office:value-type="float" office:value="33967.5">
                <text:p>33967.5</text:p>
              </table:table-cell>
              <table:table-cell office:value-type="float" office:value="31786.8">
                <text:p>31786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848.6">
                <text:p>28848.6</text:p>
              </table:table-cell>
              <table:table-cell office:value-type="float" office:value="38386.7">
                <text:p>38386.7</text:p>
              </table:table-cell>
              <table:table-cell office:value-type="float" office:value="39292.1">
                <text:p>39292.1</text:p>
              </table:table-cell>
              <table:table-cell office:value-type="float" office:value="36711.9">
                <text:p>36711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121.3">
                <text:p>32121.3</text:p>
              </table:table-cell>
              <table:table-cell office:value-type="float" office:value="42652.9">
                <text:p>42652.9</text:p>
              </table:table-cell>
              <table:table-cell office:value-type="float" office:value="43591.1">
                <text:p>43591.1</text:p>
              </table:table-cell>
              <table:table-cell office:value-type="float" office:value="40922.9">
                <text:p>40922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039">
                <text:p>34039</text:p>
              </table:table-cell>
              <table:table-cell office:value-type="float" office:value="45646.4">
                <text:p>45646.4</text:p>
              </table:table-cell>
              <table:table-cell office:value-type="float" office:value="46258.8">
                <text:p>46258.8</text:p>
              </table:table-cell>
              <table:table-cell office:value-type="float" office:value="43207.4">
                <text:p>43207.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820.6">
                <text:p>37820.6</text:p>
              </table:table-cell>
              <table:table-cell office:value-type="float" office:value="50150.5">
                <text:p>50150.5</text:p>
              </table:table-cell>
              <table:table-cell office:value-type="float" office:value="51216.4">
                <text:p>51216.4</text:p>
              </table:table-cell>
              <table:table-cell office:value-type="float" office:value="47955">
                <text:p>479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1389.7">
                <text:p>41389.7</text:p>
              </table:table-cell>
              <table:table-cell office:value-type="float" office:value="53981.2">
                <text:p>53981.2</text:p>
              </table:table-cell>
              <table:table-cell office:value-type="float" office:value="55727.2">
                <text:p>55727.2</text:p>
              </table:table-cell>
              <table:table-cell office:value-type="float" office:value="52509.5">
                <text:p>52509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661.1">
                <text:p>43661.1</text:p>
              </table:table-cell>
              <table:table-cell office:value-type="float" office:value="55965.6">
                <text:p>55965.6</text:p>
              </table:table-cell>
              <table:table-cell office:value-type="float" office:value="57368.5">
                <text:p>57368.5</text:p>
              </table:table-cell>
              <table:table-cell office:value-type="float" office:value="53461.8">
                <text:p>53461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354.5">
                <text:p>44354.5</text:p>
              </table:table-cell>
              <table:table-cell office:value-type="float" office:value="57141.2">
                <text:p>57141.2</text:p>
              </table:table-cell>
              <table:table-cell office:value-type="float" office:value="59704.3">
                <text:p>59704.3</text:p>
              </table:table-cell>
              <table:table-cell office:value-type="float" office:value="56169.3">
                <text:p>56169.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618.9">
                <text:p>47618.9</text:p>
              </table:table-cell>
              <table:table-cell office:value-type="float" office:value="60069.3">
                <text:p>60069.3</text:p>
              </table:table-cell>
              <table:table-cell office:value-type="float" office:value="63309.5">
                <text:p>63309.5</text:p>
              </table:table-cell>
              <table:table-cell office:value-type="float" office:value="59746.1">
                <text:p>59746.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727.4">
                <text:p>50727.4</text:p>
              </table:table-cell>
              <table:table-cell office:value-type="float" office:value="62703.3">
                <text:p>62703.3</text:p>
              </table:table-cell>
              <table:table-cell office:value-type="float" office:value="64786.1">
                <text:p>64786.1</text:p>
              </table:table-cell>
              <table:table-cell office:value-type="float" office:value="60481">
                <text:p>604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1510.1">
                <text:p>51510.1</text:p>
              </table:table-cell>
              <table:table-cell office:value-type="float" office:value="61991.5">
                <text:p>61991.5</text:p>
              </table:table-cell>
              <table:table-cell office:value-type="float" office:value="64085.3">
                <text:p>64085.3</text:p>
              </table:table-cell>
              <table:table-cell office:value-type="float" office:value="60435.2">
                <text:p>60435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1404.8">
                <text:p>41404.8</text:p>
              </table:table-cell>
              <table:table-cell office:value-type="float" office:value="50774.3">
                <text:p>50774.3</text:p>
              </table:table-cell>
              <table:table-cell office:value-type="float" office:value="54034.6">
                <text:p>54034.6</text:p>
              </table:table-cell>
              <table:table-cell office:value-type="float" office:value="51879.5">
                <text:p>51879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131.8">
                <text:p>42131.8</text:p>
              </table:table-cell>
              <table:table-cell office:value-type="float" office:value="50366.5">
                <text:p>50366.5</text:p>
              </table:table-cell>
              <table:table-cell office:value-type="float" office:value="54703.3">
                <text:p>54703.3</text:p>
              </table:table-cell>
              <table:table-cell office:value-type="float" office:value="50243">
                <text:p>502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2424.6">
                <text:p>42424.6</text:p>
              </table:table-cell>
              <table:table-cell office:value-type="float" office:value="52323.3">
                <text:p>52323.3</text:p>
              </table:table-cell>
              <table:table-cell office:value-type="float" office:value="55265.2">
                <text:p>55265.2</text:p>
              </table:table-cell>
              <table:table-cell office:value-type="float" office:value="53159.7">
                <text:p>53159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363.1">
                <text:p>45363.1</text:p>
              </table:table-cell>
              <table:table-cell office:value-type="float" office:value="55501.8">
                <text:p>55501.8</text:p>
              </table:table-cell>
              <table:table-cell office:value-type="float" office:value="58248.2">
                <text:p>58248.2</text:p>
              </table:table-cell>
              <table:table-cell office:value-type="float" office:value="54376.1">
                <text:p>54376.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6484.6">
                <text:p>46484.6</text:p>
              </table:table-cell>
              <table:table-cell office:value-type="float" office:value="54440.5">
                <text:p>54440.5</text:p>
              </table:table-cell>
              <table:table-cell office:value-type="float" office:value="59439.9">
                <text:p>59439.9</text:p>
              </table:table-cell>
              <table:table-cell office:value-type="float" office:value="56557.2">
                <text:p>56557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8160.9">
                <text:p>48160.9</text:p>
              </table:table-cell>
              <table:table-cell office:value-type="float" office:value="53605.2">
                <text:p>53605.2</text:p>
              </table:table-cell>
              <table:table-cell office:value-type="float" office:value="62282.8">
                <text:p>62282.8</text:p>
              </table:table-cell>
              <table:table-cell office:value-type="float" office:value="58620.9">
                <text:p>58620.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8747.6">
                <text:p>48747.6</text:p>
              </table:table-cell>
              <table:table-cell office:value-type="float" office:value="57267.9">
                <text:p>57267.9</text:p>
              </table:table-cell>
              <table:table-cell office:value-type="float" office:value="65437.6">
                <text:p>65437.6</text:p>
              </table:table-cell>
              <table:table-cell office:value-type="float" office:value="60602.9">
                <text:p>60602.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0362">
                <text:p>50362</text:p>
              </table:table-cell>
              <table:table-cell office:value-type="float" office:value="58323.6">
                <text:p>58323.6</text:p>
              </table:table-cell>
              <table:table-cell office:value-type="float" office:value="63545.6">
                <text:p>63545.6</text:p>
              </table:table-cell>
              <table:table-cell office:value-type="float" office:value="51712.9">
                <text:p>51712.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375.2">
                <text:p>49375.2</text:p>
              </table:table-cell>
              <table:table-cell office:value-type="float" office:value="58691.9">
                <text:p>58691.9</text:p>
              </table:table-cell>
              <table:table-cell office:value-type="float" office:value="58616.8">
                <text:p>58616.8</text:p>
              </table:table-cell>
              <table:table-cell office:value-type="float" office:value="54961.3">
                <text:p>54961.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428.6">
                <text:p>50428.6</text:p>
              </table:table-cell>
              <table:table-cell office:value-type="float" office:value="59466.3">
                <text:p>59466.3</text:p>
              </table:table-cell>
              <table:table-cell office:value-type="float" office:value="59344.3">
                <text:p>59344.3</text:p>
              </table:table-cell>
              <table:table-cell office:value-type="float" office:value="54648.6">
                <text:p>54648.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334.7">
                <text:p>51334.7</text:p>
              </table:table-cell>
              <table:table-cell office:value-type="float" office:value="59012.4">
                <text:p>59012.4</text:p>
              </table:table-cell>
              <table:table-cell office:value-type="float" office:value="61982.1">
                <text:p>61982.1</text:p>
              </table:table-cell>
              <table:table-cell office:value-type="float" office:value="57054.4">
                <text:p>57054.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979.2">
                <text:p>48979.2</text:p>
              </table:table-cell>
              <table:table-cell office:value-type="float" office:value="61035.8">
                <text:p>61035.8</text:p>
              </table:table-cell>
              <table:table-cell office:value-type="float" office:value="60805.7">
                <text:p>60805.7</text:p>
              </table:table-cell>
              <table:table-cell office:value-type="float" office:value="58076.1">
                <text:p>58076.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9442.2">
                <text:p>49442.2</text:p>
              </table:table-cell>
              <table:table-cell office:value-type="float" office:value="61321.4">
                <text:p>61321.4</text:p>
              </table:table-cell>
              <table:table-cell office:value-type="float" office:value="61728.2">
                <text:p>61728.2</text:p>
              </table:table-cell>
              <table:table-cell office:value-type="float" office:value="59259.4">
                <text:p>5925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703.3">
                <text:p>50703.3</text:p>
              </table:table-cell>
              <table:table-cell office:value-type="float" office:value="62106.8">
                <text:p>62106.8</text:p>
              </table:table-cell>
              <table:table-cell office:value-type="float" office:value="62868.6">
                <text:p>62868.6</text:p>
              </table:table-cell>
              <table:table-cell office:value-type="float" office:value="59810">
                <text:p>598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2296">
                <text:p>52296</text:p>
              </table:table-cell>
              <table:table-cell office:value-type="float" office:value="63819">
                <text:p>63819</text:p>
              </table:table-cell>
              <table:table-cell office:value-type="float" office:value="65643.7">
                <text:p>65643.7</text:p>
              </table:table-cell>
              <table:table-cell office:value-type="float" office:value="60756.6">
                <text:p>60756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3113.9">
                <text:p>53113.9</text:p>
              </table:table-cell>
              <table:table-cell office:value-type="float" office:value="63228.5">
                <text:p>63228.5</text:p>
              </table:table-cell>
              <table:table-cell office:value-type="float" office:value="64863.3">
                <text:p>64863.3</text:p>
              </table:table-cell>
              <table:table-cell office:value-type="float" office:value="61398">
                <text:p>61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